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1.4181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2.75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0.6681in"/>
    </style:style>
    <style:style style:name="co23" style:family="table-column">
      <style:table-column-properties fo:break-before="auto" style:column-width="1.15in"/>
    </style:style>
    <style:style style:name="co24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6543in"/>
    </style:style>
    <style:style style:name="co26" style:family="table-column">
      <style:table-column-properties fo:break-before="auto" style:column-width="2.4799in"/>
    </style:style>
    <style:style style:name="co27" style:family="table-column">
      <style:table-column-properties fo:break-before="auto" style:column-width="0.6898in"/>
    </style:style>
    <style:style style:name="co28" style:family="table-column">
      <style:table-column-properties fo:break-before="auto" style:column-width="3.6374in"/>
    </style:style>
    <style:style style:name="co29" style:family="table-column">
      <style:table-column-properties fo:break-before="auto" style:column-width="1.6327in"/>
    </style:style>
    <style:style style:name="co30" style:family="table-column">
      <style:table-column-properties fo:break-before="auto" style:column-width="1.3972in"/>
    </style:style>
    <style:style style:name="co31" style:family="table-column">
      <style:table-column-properties fo:break-before="auto" style:column-width="2.7161in"/>
    </style:style>
    <style:style style:name="co32" style:family="table-column">
      <style:table-column-properties fo:break-before="auto" style:column-width="2.598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3.7772in"/>
    </style:style>
    <style:style style:name="co35" style:family="table-column">
      <style:table-column-properties fo:break-before="auto" style:column-width="3.8953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2" table:default-cell-style-name="ce7"/>
        <table:table-column table:style-name="co18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6"/>
        <table:table-column table:style-name="co34" table:default-cell-style-name="ce7"/>
        <table:table-column table:style-name="co13" table:default-cell-style-name="ce7"/>
        <table:table-column table:style-name="co14" table:number-columns-repeated="16371" table:default-cell-style-name="ce7"/>
        <table:table-row table:style-name="ro1">
          <table:table-cell table:style-name="ce5" office:value-type="string" calcext:value-type="string">
            <text:p>SP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Spell Casting Category</text:p>
          </table:table-cell>
          <table:table-cell table:style-name="ce5" office:value-type="string" calcext:value-type="string">
            <text:p>Magic Realm</text:p>
          </table:table-cell>
          <table:table-cell table:style-name="ce5" office:value-type="string" calcext:value-type="string">
            <text:p>spell_idx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Spell Book Page Title</text:p>
          </table:table-cell>
          <table:table-cell table:style-name="ce5" office:value-type="string" calcext:value-type="string">
            <text:p>CP TP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XtraMana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 table:visibility="filter">
          <table:table-cell table:style-name="ce6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table:number-columns-repeated="2"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4" table:visibility="filter">
          <table:table-cell table:style-name="ce6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table:number-columns-repeated="2"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table:number-columns-repeated="2"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table:number-columns-repeated="2"/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table:number-columns-repeated="2"/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6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6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9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6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9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table:number-columns-repeated="2"/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9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table:number-columns-repeated="2"/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table:number-columns-repeated="2"/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table:number-columns-repeated="2"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9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9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9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9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9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table:number-columns-repeated="2"/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9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9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9];[$XREF_SpellName.H:$XREF_SpellName.H];0))" office:value-type="string" office:string-value="" calcext:value-type="error">
            <text:p>#N/A</text:p>
          </table:table-cell>
          <table:table-cell office:value-type="string" calcext:value-type="string">
            <text:p>Lycanthropy</text:p>
          </table:table-cell>
          <table:table-cell table:number-columns-repeated="2"/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 table:visibility="filter">
          <table:table-cell table:style-name="ce6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table:number-columns-repeated="2"/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table:number-columns-repeated="2"/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 table:visibility="filter">
          <table:table-cell table:style-name="ce6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table:number-columns-repeated="2"/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9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table:number-columns-repeated="2"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table:number-columns-repeated="2"/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table:number-columns-repeated="2"/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office:value-type="string" calcext:value-type="string">
            <text:p>Spell Binding</text:p>
          </table:table-cell>
          <table:table-cell table:number-columns-repeated="2"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table:number-columns-repeated="2"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9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table:number-columns-repeated="2"/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table:number-columns-repeated="2"/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table:number-columns-repeated="2"/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table:number-columns-repeated="2"/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9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table:number-columns-repeated="2"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table:number-columns-repeated="2"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table:number-columns-repeated="2"/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office:forms form:automatic-focus="false" form:apply-design-mode="false"/>
        <table:table-column table:style-name="co17" table:default-cell-style-name="ce7"/>
        <table:table-column table:style-name="co35" table:default-cell-style-name="ce7"/>
        <table:table-column table:style-name="co25" table:number-columns-repeated="2" table:default-cell-style-name="ce7"/>
        <table:table-column table:style-name="co14" table:number-columns-repeated="16380" table:default-cell-style-name="ce7"/>
        <table:table-row table:style-name="ro1"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scc_Summoning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cc_Unit_Enchantment</text:p>
          </table:table-cell>
          <table:table-cell table:style-name="ce19" office:value-type="string" calcext:value-type="string">
            <text:p>1, 15</text:p>
          </table:table-cell>
          <table:table-cell table:style-name="ce19" office:value-type="string" calcext:value-type="string">
            <text:p>1,15</text:p>
          </table:table-cell>
          <table:table-cell table:number-columns-repeated="16380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scc_</text:span>City_Enchantment_Positive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6380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1">scc_</text:span>City_Enchantment_Negative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scc_Direct_Damage_Fixed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6380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16380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19" office:value-type="string" calcext:value-type="string">
            <text:p>6, 17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scc_Global_Enchantment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2,23</text:p>
          </table:table-cell>
          <table:table-cell table:number-columns-repeated="16380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3,16</text:p>
          </table:table-cell>
          <table:table-cell table:number-columns-repeated="16380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16380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19"/>
          <table:table-cell table:style-name="ce19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6, 17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s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16380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number-columns-repeated="2" table:style-name="ce19" office:value-type="float" office:value="19" calcext:value-type="float">
            <text:p>19</text:p>
          </table:table-cell>
          <table:table-cell table:number-columns-repeated="16380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0,21</text:p>
          </table:table-cell>
          <table:table-cell table:number-columns-repeated="16380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scc_Direct_Damage_Variable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16380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2,23</text:p>
          </table:table-cell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7"/>
        <table:table-column table:style-name="co13" table:default-cell-style-name="ce7"/>
        <table:table-column table:style-name="co14" table:number-columns-repeated="16382" table:default-cell-style-name="ce7"/>
        <table:table-row table:style-name="ro1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9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1" table:default-cell-style-name="Default"/>
        <table:table-column table:style-name="co19" table:default-cell-style-name="Default"/>
        <table:table-column table:style-name="co22" table:default-cell-style-name="ce24"/>
        <table:table-column table:style-name="co23" table:default-cell-style-name="Default"/>
        <table:table-column table:style-name="co24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roph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rophy" calcext:value-type="string">
            <text:p>Lycantrophy</text:p>
          </table:table-cell>
          <table:table-cell table:formula="of:=SUBSTITUTE([.F176];&quot; Of &quot;;&quot; of &quot;)" office:value-type="string" office:string-value="Lycantrophy" calcext:value-type="string">
            <text:p>Lycantrophy</text:p>
          </table:table-cell>
          <table:table-cell table:formula="of:=SUBSTITUTE([.G176];&quot; To &quot;;&quot; to &quot;)" office:value-type="string" office:string-value="Lycantrophy" calcext:value-type="string">
            <text:p>Lycantroph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B1:Spells.I215" table:display-filter-buttons="true">
          <table:filter>
            <table:filter-and>
              <table:filter-condition table:value="18" table:operator="=" table:field-number="3">
                <table:filter-set-item table:value="18"/>
                <table:filter-set-item table:value="19"/>
                <table:filter-set-item table:value="20"/>
                <table:filter-set-item table:value="21"/>
                <table:filter-set-item table:value="22"/>
                <table:filter-set-item table:value="23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0T16:26:41.502000000</dc:date>
    <meta:editing-duration>P18DT9H37M20S</meta:editing-duration>
    <meta:editing-cycles>64</meta:editing-cycles>
    <meta:document-statistic meta:table-count="7" meta:cell-count="3784" meta:object-count="0"/>
  </office:meta>
</office:document-meta>
</file>